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10-0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11-2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47428571429" calcext:value-type="float">
            <text:p>4.0124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34967741935" calcext:value-type="float">
            <text:p>3.9653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3144" calcext:value-type="float">
            <text:p>3.9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36619354839" calcext:value-type="float">
            <text:p>4.1343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52064" calcext:value-type="float">
            <text:p>4.11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57575" calcext:value-type="float">
            <text:p>4.2255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57316129032" calcext:value-type="float">
            <text:p>4.1925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01238709677" calcext:value-type="float">
            <text:p>4.4130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5472" calcext:value-type="float">
            <text:p>4.1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98864516129" calcext:value-type="float">
            <text:p>4.0509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45048275862" calcext:value-type="float">
            <text:p>3.99845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2145" calcext:value-type="float">
            <text:p>4.002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6878" calcext:value-type="float">
            <text:p>3.97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814" calcext:value-type="float">
            <text:p>4.1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81419354839" calcext:value-type="float">
            <text:p>4.2898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54016" calcext:value-type="float">
            <text:p>4.30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28051612903" calcext:value-type="float">
            <text:p>4.1862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305290322581" calcext:value-type="float">
            <text:p>4.393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544" calcext:value-type="float">
            <text:p>4.4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6144516129" calcext:value-type="float">
            <text:p>4.424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6776" calcext:value-type="float">
            <text:p>4.1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49522580645" calcext:value-type="float">
            <text:p>4.0974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12193103448" calcext:value-type="float">
            <text:p>4.07612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24129032258" calcext:value-type="float">
            <text:p>4.118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68387096774" calcext:value-type="float">
            <text:p>4.033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6648" calcext:value-type="float">
            <text:p>4.0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30864516129" calcext:value-type="float">
            <text:p>3.944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27638709677" calcext:value-type="float">
            <text:p>3.858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18709677419" calcext:value-type="float">
            <text:p>4.004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15380645161" calcext:value-type="float">
            <text:p>4.217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42408" calcext:value-type="float">
            <text:p>4.31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070477419355" calcext:value-type="float">
            <text:p>4.360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670270967742" calcext:value-type="float">
            <text:p>4.1967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01858064516" calcext:value-type="float">
            <text:p>4.1430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632129032258" calcext:value-type="float">
            <text:p>3.996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6735483871" calcext:value-type="float">
            <text:p>3.975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768051612903" calcext:value-type="float">
            <text:p>3.9576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023122580645" calcext:value-type="float">
            <text:p>3.890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0784" calcext:value-type="float">
            <text:p>4.23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98725" calcext:value-type="float">
            <text:p>4.4699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662141935484" calcext:value-type="float">
            <text:p>4.4066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93312" calcext:value-type="float">
            <text:p>4.19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202" calcext:value-type="float">
            <text:p>4.28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8808" calcext:value-type="float">
            <text:p>4.10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88851612903" calcext:value-type="float">
            <text:p>4.0978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9808" calcext:value-type="float">
            <text:p>4.01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64051612903" calcext:value-type="float">
            <text:p>4.0186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501419354839" calcext:value-type="float">
            <text:p>3.985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6088" calcext:value-type="float">
            <text:p>3.9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125575" calcext:value-type="float">
            <text:p>3.9512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6912" calcext:value-type="float">
            <text:p>4.1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14090322581" calcext:value-type="float">
            <text:p>4.3351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32725" calcext:value-type="float">
            <text:p>4.5233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8464" calcext:value-type="float">
            <text:p>4.66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332" calcext:value-type="float">
            <text:p>4.5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3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00" meta:object-count="0"/>
    <meta:user-defined meta:name="AppVersion">3.0</meta:user-defined>
  </office:meta>
</office:document-meta>
</file>